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Listenabsatz">
      <style:paragraph-properties fo:margin-left="0.661cm" fo:margin-right="0cm" fo:text-indent="0cm" style:auto-text-indent="false">
        <style:tab-stops/>
      </style:paragraph-properties>
    </style:style>
    <style:style style:name="P3" style:family="paragraph" style:parent-style-name="Standard">
      <style:paragraph-properties fo:margin-left="1.251cm" fo:margin-right="0cm" fo:text-indent="1.251cm" style:auto-text-indent="false">
        <style:tab-stops/>
      </style:paragraph-properties>
    </style:style>
    <style:style style:name="P4" style:family="paragraph" style:parent-style-name="Standard">
      <style:paragraph-properties fo:margin-left="1.244cm" fo:margin-right="0cm" fo:text-indent="0cm" style:auto-text-indent="false">
        <style:tab-stops/>
      </style:paragraph-properties>
    </style:style>
    <style:style style:name="P5" style:family="paragraph" style:parent-style-name="Standard" style:master-page-name="MP0">
      <style:paragraph-properties style:page-number="auto" fo:break-before="page"/>
      <style:text-properties fo:font-weight="bold" style:font-weight-asian="bold" style:font-weight-complex="bold"/>
    </style:style>
    <style:style style:name="P6" style:family="paragraph" style:parent-style-name="Listenabsatz" style:list-style-name="L1"/>
    <style:style style:name="P7" style:family="paragraph" style:parent-style-name="Listenabsatz" style:list-style-name="L2"/>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font-weight="normal" style:font-weight-asian="normal" style:font-weight-complex="normal"/>
    </style:style>
    <text:list-style style:name="L1">
      <text:list-level-style-number text:level="1" style:num-suffix="." style:num-format="1">
        <style:list-level-properties text:min-label-width="0.661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space-before="1.244cm" text:min-label-width="0.635cm"/>
      </text:list-level-style-number>
      <text:list-level-style-number text:level="2" style:num-suffix="." style:num-format="a" style:num-letter-sync="true">
        <style:list-level-properties text:space-before="2.514cm" text:min-label-width="0.635cm"/>
      </text:list-level-style-number>
      <text:list-level-style-number text:level="3" style:num-suffix="." style:num-format="i">
        <style:list-level-properties text:space-before="4.101cm" text:min-label-width="0.318cm" fo:text-align="end"/>
      </text:list-level-style-number>
      <text:list-level-style-number text:level="4" style:num-suffix="." style:num-format="1">
        <style:list-level-properties text:space-before="5.054cm" text:min-label-width="0.635cm"/>
      </text:list-level-style-number>
      <text:list-level-style-number text:level="5" style:num-suffix="." style:num-format="a" style:num-letter-sync="true">
        <style:list-level-properties text:space-before="6.324cm" text:min-label-width="0.635cm"/>
      </text:list-level-style-number>
      <text:list-level-style-number text:level="6" style:num-suffix="." style:num-format="i">
        <style:list-level-properties text:space-before="7.911cm" text:min-label-width="0.318cm" fo:text-align="end"/>
      </text:list-level-style-number>
      <text:list-level-style-number text:level="7" style:num-suffix="." style:num-format="1">
        <style:list-level-properties text:space-before="8.864cm" text:min-label-width="0.635cm"/>
      </text:list-level-style-number>
      <text:list-level-style-number text:level="8" style:num-suffix="." style:num-format="a" style:num-letter-sync="true">
        <style:list-level-properties text:space-before="10.134cm" text:min-label-width="0.635cm"/>
      </text:list-level-style-number>
      <text:list-level-style-number text:level="9" style:num-suffix="." style:num-format="i">
        <style:list-level-properties text:space-before="11.721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ebenläufige Programmierung – Praktisches Projekt</text:p>
      <text:p text:style-name="Standard">Dokumentation</text:p>
      <text:p text:style-name="Standard"/>
      <text:p text:style-name="Standard">Anmerkung: Im Text beziehen wir uns gelegentlich mit nummern (x) auf Stellen im Code, die dort mit korrespondierenden Nummern (MARK NR.: x) gekennzeichnet sind.</text:p>
      <text:p text:style-name="Standard"/>
      <text:p text:style-name="P1">Vorstellung der Klassen und ihrer Methoden</text:p>
      <text:p text:style-name="Standard"/>
      <text:p text:style-name="Standard">Unser Entwurf sieht 5 Klassen vor: <text:span text:style-name="Absatz-Standardschriftart"><text:span text:style-name="T2">Exam, Assistant, Professor, ExamStack und IdleAssistantsCounter</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 <text:tab/>Die Klasse Professor</text:p>
      <text:p text:style-name="Standard"/>
      <text:p text:style-name="Standard">Der <text:span text:style-name="Absatz-Standardschriftart"><text:span text:style-name="T2">Professor</text:span></text:span> ist die Main-Klasse und lässt sich in drei Phasen unterteilen: die Initialisierungsphase, die Hauptphase und die Terminierungsphase.</text:p>
      <text:p text:style-name="Standard"/>
      <text:list xml:id="list43586229" text:style-name="L1">
        <text:list-item>
          <text:list>
            <text:list-item>
              <text:p text:style-name="P6">Die Initialisierungsphase</text:p>
            </text:list-item>
          </text:list>
        </text:list-item>
      </text:list>
      <text:p text:style-name="Standard"/>
      <text:p text:style-name="Standard">In der Initialisierungsphase werden abhängig von der Anzahl der Klausuren und Aufgaben zunächst Klausuren erstellt und auf die Stapel verteilt. Dies geschieht in <text:span text:style-name="Absatz-Standardschriftart"><text:span text:style-name="T2">divide()</text:span></text:span>. <text:s/>Danach erstellt der Professor mit Hilfe von <text:span text:style-name="Absatz-Standardschriftart"><text:span text:style-name="T2">initialize()</text:span></text:span> Threads in Anzahl der Assistenten und startet diese.</text:p>
      <text:p text:style-name="Standard"/>
      <text:list xml:id="list22631499" text:continue-numbering="true" text:style-name="L1">
        <text:list-item>
          <text:list>
            <text:list-item>
              <text:p text:style-name="P6">Die Hauptphase</text:p>
            </text:list-item>
          </text:list>
        </text:list-item>
      </text:list>
      <text:p text:style-name="P2"/>
      <text:p text:style-name="Standard">Der Kern des Programms. In dieser Phase wird der Professor immer wieder abwechselnd zwei Aufgaben erledigen: </text:p>
      <text:p text:style-name="Standard"/>
      <text:p text:style-name="P3">(1) die Endkontrolle der Klausur</text:p>
      <text:p text:style-name="P3">(2) das Umverteilen der Stapel</text:p>
      <text:p text:style-name="P3"/>
      <text:p text:style-name="P3"/>
      <text:p text:style-name="Standard">1.2.1) Die Endkontrolle</text:p>
      <text:p text:style-name="Standard"/>
      <text:p text:style-name="Standard">Die Endkontrolle erfolgt in zwei Schritten: zunächst nimmt der Professor eine Klausur von seinem <text:span text:style-name="Absatz-Standardschriftart"><text:span text:style-name="T2">finalstack</text:span></text:span> (1). Auf dieser ruft er dann <text:span text:style-name="Absatz-Standardschriftart"><text:span text:style-name="T2">finish()</text:span></text:span> auf (2). Der finalstack ist hierbei als <text:span text:style-name="Absatz-Standardschriftart"><text:span text:style-name="T3">LinkedBlockingDeque</text:span></text:span> realisiert, denn diese Datenstruktur ist thread-safe, was Professor und Assistenten ermöglicht, nebenläufig auf den finalen Stack zuzugreifen. </text:p>
      <text:p text:style-name="Standard">Enthält der Stapel des Professors keine Klausuren mehr, so überprüft er die Stapel der Assistenten. Enthalten auch diese keine Klausuren, so kann das Programm eventuell terminieren (siehe 1.3 und 5.2).</text:p>
      <text:p text:style-name="Standard"/>
      <text:p text:style-name="Standard">1.2.2) Das Umverteilen der Klausuren</text:p>
      <text:p text:style-name="Standard"/>
      <text:p text:style-name="Standard">Nachdem der Professor eine Klausur des <text:span text:style-name="Absatz-Standardschriftart"><text:span text:style-name="T2">finalstack</text:span></text:span>s abgearbeitet hat, ruft er <text:span text:style-name="Absatz-Standardschriftart"><text:span text:style-name="T2">redistribute()</text:span></text:span> auf (3), mit der er Klausuren zwischen den Stapeln umverteilt. </text:p>
      <text:p text:style-name="Standard">Die <text:span text:style-name="Absatz-Standardschriftart"><text:span text:style-name="T2">redistribute()</text:span></text:span>-Methode wird, wenn sie aufgerufen wird, zunächst feststellen, ob sie überhaupt Arbeit verrichten soll oder nicht. Dazu überprüft sie zunächst einen Parameter, der die Häufigkeit festlegt, mit der sie Arbeiten soll (im Verhältnis zu den Aufrufen von <text:span text:style-name="Absatz-Standardschriftart"><text:span text:style-name="T2">finish()</text:span></text:span>). Danach prüft sie, ob gerade ein <text:span text:style-name="Absatz-Standardschriftart"><text:span text:style-name="T2">Assistent</text:span></text:span> schläft. Falls alle <text:span text:style-name="Absatz-Standardschriftart"><text:span text:style-name="T2">Assistenten</text:span></text:span> arbeiten, ist ein Umverteilen wenig sinnvoll, sofern der <text:span text:style-name="Absatz-Standardschriftart"><text:span text:style-name="T2">Professor</text:span></text:span> selbst noch Arbeit hat, und wird deshalb nicht durchgeführt.</text:p>
      <text:p text:style-name="Standard">Das Umverteilen selbst passiert dann wie folgt:</text:p>
      <text:p text:style-name="Standard">Zunächst holt sich der <text:span text:style-name="Absatz-Standardschriftart"><text:span text:style-name="T2">Professor</text:span></text:span> die Größe aller <text:span text:style-name="Absatz-Standardschriftart"><text:span text:style-name="T2">ExamStacks.</text:span></text:span> Diese kann sich danach zwar ändern, dient aber nicht als sicherheitsrelevante Information, sondern nur als Anhaltspunkt, um das Verteilen effizient zu gestalten. Die Stapel werden dann entsprechend ihrer Größe sortiert und die Durchschnittsgröße aller Stapel wird ermittelt. Dann werden vom größten Stapel so lange Klausuren genommen, bis er entweder keine mehr hergibt oder seine (geschätzte) Größe unter den Durchschnitt fällt. Jedes mal wenn dabei eine Klausur von Stapel genommen wird, wird seine Größenabschätzung entsprechend angepasst.</text:p>
      <text:p text:style-name="Standard">Für jede Klausur werden dann die zu erledigenden Aufgaben ermittelt. Dann wird diese Klausur auf den kleinsten Stapel gepackt, an welchem ein Assistent sitzt, der eine Aufgabe korrigiert, die in der Klausur noch zu erledigen ist. Falls alle Aufgaben der Klausur bis auf die, die auf dem größten Stapel korrigiert wird, schon erledigt sind, kommt die Klausur in einen Puffer und wird am Ende der Prozedur wieder auf den größten Stapel gelegt.</text:p>
      <text:p text:style-name="Standard"><text:soft-page-break/>Am Ende der Umverteilung wird auf allen Klausurstapeln, die neue Klausuren erhalten haben, ein <text:span text:style-name="Absatz-Standardschriftart"><text:span text:style-name="T2">distribute() </text:span></text:span>erzwungen. Falls der Stapel vorher leer war wird so wieder etwas auf den internen <text:span text:style-name="Absatz-Standardschriftart"><text:span text:style-name="T2">AssiStack</text:span></text:span> gelegt und der schlafende Assistent geweckt.</text:p>
      <text:p text:style-name="Standard"/>
      <text:p text:style-name="Standard"/>
      <text:list xml:id="list22630861" text:continue-numbering="true" text:style-name="L1">
        <text:list-item>
          <text:list>
            <text:list-item>
              <text:p text:style-name="P6">Die Terminierungsphase</text:p>
            </text:list-item>
          </text:list>
        </text:list-item>
      </text:list>
      <text:p text:style-name="Listenabsatz"/>
      <text:p text:style-name="Standard">Nach jedem Durchlauf überprüft der Professor, ob die Arbeit beendet sein <text:span text:style-name="Absatz-Standardschriftart"><text:span text:style-name="T3">könnte</text:span></text:span>. Dazu liest er ein globales Counter-Objekt namens <text:span text:style-name="Absatz-Standardschriftart"><text:span text:style-name="T2">waitingAssistants</text:span></text:span> aus. Dieses Counter-Objekt ist eine Instanz der Klasse <text:span text:style-name="Absatz-Standardschriftart"><text:span text:style-name="T2">IdleAssi</text:span></text:span><text:span text:style-name="Absatz-Standardschriftart"><text:span text:style-name="T2">stantsCounter</text:span></text:span>. Zur Funktionsweise dieser Klasse siehe 4). Wenn der Professor dem Counter entnimmt, dass alle Assistenten „arbeitslos“ sind, so beendet er seine Hauptphase. </text:p>
      <text:p text:style-name="Standard">Kann der Professor mitsamt seinen Assistenten nun terminieren? Nein, denn es kann der Fall eintreten, dass ein Assistent erst nach der Überprüfung <text:span text:style-name="Absatz-Standardschriftart"><text:span text:style-name="T2">increment()</text:span></text:span> aufruft, also wieder Arbeit hat, der Professor dies aber nicht erfährt und zu früh terminiert. Der Counter garantiert also <text:span text:style-name="Absatz-Standardschriftart"><text:span text:style-name="T4">nicht</text:span></text:span> die Sicherheit des Programms! </text:p>
      <text:p text:style-name="Standard">Der Professor muss also in zwei Fällen entscheiden, ob das Programm terminieren darf:</text:p>
      <text:p text:style-name="Standard"/>
      <text:list xml:id="list43580120" text:style-name="L2">
        <text:list-item>
          <text:p text:style-name="P7">Er hat festgestellt, dass alle Assistenten warten</text:p>
        </text:list-item>
        <text:list-item>
          <text:p text:style-name="P7">Der Klausurstapel des Professors und alle anderen Klausurstapel waren leer (siehe 1.2.1)</text:p>
        </text:list-item>
      </text:list>
      <text:p text:style-name="P4"/>
      <text:p text:style-name="Standard">Beides sind starke Anzeichen dafür, dass alle Klausuren abgearbeitet wurden, aber sie garantieren nicht die Sicherheit des Programms! Der Professor muss also noch einmal eine Überprüfung vornehmen. Dies geschieht in der Methode <text:span text:style-name="Absatz-Standardschriftart"><text:span text:style-name="T1">testForTermination()</text:span></text:span>.</text:p>
      <text:p text:style-name="Standard">Hierin ruft der <text:span text:style-name="Absatz-Standardschriftart"><text:span text:style-name="T2">Professor</text:span></text:span> auf jedem Assistenten-Thread <text:span text:style-name="Absatz-Standardschriftart"><text:span text:style-name="T2">interrupt() </text:span></text:span>auf (4). Ein Assistent hat eine Schleife, in welcher er seine Arbeit erledigt, die so lange ausgeführt wird, wie er nicht interrupted ist. Wird der Assistent nun interrupted, beendet er zunächst seine aktuelle Arbeit, verlässt dann die Schleife und ruft die Methode <text:span text:style-name="Absatz-Standardschriftart"><text:span text:style-name="T2">countdownLatch()</text:span></text:span> im Professor auf, welche ein <text:span text:style-name="Absatz-Standardschriftart"><text:span text:style-name="T3">Latch</text:span></text:span> herunterzählt. Danach begibt er sich ins Wait-Set des Professors.</text:p>
      <text:p text:style-name="Standard">Der<text:span text:style-name="Absatz-Standardschriftart"><text:span text:style-name="T2"> Professor </text:span></text:span>wartet, bis alle Threads das <text:span text:style-name="Absatz-Standardschriftart"><text:span text:style-name="T3">Latch</text:span></text:span> heruntergezählt haben (5). Damit weiß er, dass keiner der Assistenten mehr eine Klausur hat. Er überprüft also, ob alle Klausurstapel leer sind. Wenn das der Fall ist, setzt er ein globales Boolean-Flag (6) und benachrichtigt alle Assistenten (7). Die Assistenten überprüfen nach dem <text:span text:style-name="Absatz-Standardschriftart"><text:span text:style-name="T2">wait() </text:span></text:span>in einer äußeren Schleife dieses Flag und terminieren, falls es gesetzt ist. Ansonsten arbeiten sie weiter wie zuvor. Der Professor führt seine <text:s/>restlichen Endkorrekturen durch (8) und, so die Arbeit erledigt ist, terminiert, nachdem alle seine Assistenten terminiert sind (9). Es ist wichtig, dass der Professor als Letztes terminiert, da die Assistenten zur Überprüfung des Programmzustandes noch eine Professor-Instanz benöti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2) Die Klasse Assistant</text:p>
      <text:p text:style-name="Standard"/>
      <text:p text:style-name="Standard">Der <text:span text:style-name="Absatz-Standardschriftart"><text:span text:style-name="T2">Assistant</text:span></text:span> ist recht einfach gehalten und wird einfach eine Klausur nach der anderen von seinem rechten Stapel nehmen und kontrollieren, wobei er eine vollständig bearbeitete Klausur auf den Stapel des Professors legt (1) und alle anderen auf den Stapel seines linken Nachbarn (2). Die eigentlichen Operationen dafür werden vom ExamStack zur Verfügung gestellt. Vor allem betritt der Assistant während der Arbeit selbst niemals ein Wait-S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3) Die Klassen Exam und ExamStack</text:p>
      <text:p text:style-name="Standard"/>
      <text:p text:style-name="Standard">3.1) Exam</text:p>
      <text:p text:style-name="Standard"/>
      <text:p text:style-name="Standard">Die zur Verfügung gestellte Klasse <text:span text:style-name="Absatz-Standardschriftart"><text:span text:style-name="T2">Exam</text:span></text:span> wird erweitert durch ein Boolean-Array <text:span text:style-name="Absatz-Standardschriftart"><text:span text:style-name="T2">correctedExersise</text:span></text:span>, das kennzeichnet, welche Aufgaben bereits kontrolliert wurden. Die Korrektur-Methode wird bei einer bereits korrigierten Aufgabe sofort returnen. Zudem hat das Exam eine Methode <text:span text:style-name="Absatz-Standardschriftart"><text:span text:style-name="T2">isCorrected()</text:span></text:span>, mit der die Assistenten prüfen können, ob eine Klausur bereits vollständig korrigiert wurde. Die Methode <text:span text:style-name="Absatz-Standardschriftart"><text:span text:style-name="T2">exercisesToDo()</text:span></text:span> wird vom Professor beim Umverteilen verwendet und gibt eine Liste mit den Aufgaben zurück, die noch nicht korrigiert wurden.</text:p>
      <text:p text:style-name="Standard"/>
      <text:p text:style-name="Standard"/>
      <text:p text:style-name="Standard">3.2) ExamStack</text:p>
      <text:p text:style-name="Standard"/>
      <text:p text:style-name="Standard">3.2.1) Das generelle Konzept</text:p>
      <text:p text:style-name="Standard"/>
      <text:p text:style-name="Standard">Der <text:span text:style-name="Absatz-Standardschriftart"><text:span text:style-name="T2">ExamStack</text:span></text:span> dient uns als Datenstruktur, mit der Assistenten und Professor effizient und nebenläufig sicher auf Klausuren zugreifen können. Das Ziel ist hierbei, dass der Professor den Stapel durchsehen kann (um ggf. umzuverteilen), ohne die Assistenten zu behindern. Darum werden die Klausurenstapel intern in zwei Stapel <text:span text:style-name="Absatz-Standardschriftart"><text:span text:style-name="T2">assiStack</text:span></text:span> und <text:span text:style-name="Absatz-Standardschriftart"><text:span text:style-name="T2">profStack</text:span></text:span> aufgeteilt. Assistenten und Professor arbeiten mit unterschiedlichen Zugriffsmethoden. Diese Methoden locken jeweils nur den Stapel, auf dem sie operieren.</text:p>
      <text:p text:style-name="Standard">Allen Methoden ist gemein, dass sie jeweils Klausuren vom Stapel entfernen, bevor sie ausgegeben werden. Sofern die Stapel also korrekt gelockt werden, ist es nicht möglich, dass zwei Threads gleichzeitig auf der selben Klausur arbeiten. Daher muss die Klausur selber also nicht gelockt werden. Für das Locken der Stapel werden explizite Locks verwendet, das Lock des Assistentenstapels hat zusätzlich noch eine <text:span text:style-name="Absatz-Standardschriftart"><text:span text:style-name="T2">Condition</text:span></text:span>.</text:p>
      <text:p text:style-name="Standard">Da die Methoden von ExamStack von entscheidener Wichtigkeit für die Sicherheit und Lebendigkeit unserer Implementierung sind, werden sie im Folgenden genauer vorgestellt.</text:p>
      <text:p text:style-name="Standard"/>
      <text:p text:style-name="Standard">3.2.3) Die Methoden des AssiStacks</text:p>
      <text:p text:style-name="Standard"/>
      <text:p text:style-name="Standard"><text:span text:style-name="Absatz-Standardschriftart"><text:span text:style-name="T2">public Exam ass</text:span></text:span><text:span text:style-name="Absatz-Standardschriftart"><text:span text:style-name="T2">iPop(): </text:span></text:span>Wird vom Assistenten verwendet, um eine Klausur vom Stapel zu nehmen. Die Methode wird zunächst den Assistentenstapel locken und überprüfen, ob der Stapel leer ist. Wenn der Stapel leer ist, ruft die Methode <text:span text:style-name="Absatz-Standardschriftart"><text:span text:style-name="T2">distribute()</text:span></text:span> auf. Ist der Stapel danach immer noch leer, erhöht sie den Counter <text:span text:style-name="Absatz-Standardschriftart"><text:span text:style-name="T2">waitingAssistants</text:span></text:span> im Professor (mittels der Methode<text:span text:style-name="Absatz-Standardschriftart"><text:span text:style-name="T2"> increment()</text:span></text:span>). Dann ruft die Methode auf der Condition des Locks <text:span text:style-name="Absatz-Standardschriftart"><text:span text:style-name="T2">await()</text:span></text:span> auf, um zu warten, bis wieder jemand etwas auf den Stapel legt. Ist der <text:span text:style-name="Absatz-Standardschriftart"><text:span text:style-name="T2">await()-</text:span></text:span>Befehl abgearbeitet, wird <text:span text:style-name="Absatz-Standardschriftart"><text:span text:style-name="T2">waitingAssistants</text:span></text:span> wieder um eins erniedrigt. Dann wird wieder überprüft, ob der Stapel leer ist (while-Schleife). Wenn der Stapel mindestens ein Element hat, wird das oberste Element erst entfernt (1) und dann zurückgegeben (2). Danach wird das Lock des Assistentenstapels wieder freigegeben.</text:p>
      <text:p text:style-name="Standard"/>
      <text:p text:style-name="Standard"><text:span text:style-name="Absatz-Standardschriftart"><text:span text:style-name="T2">public void assiPush(Exam exam):</text:span></text:span> Wird vom Assistenten verwendet, um eine Klausur auf den Stapel zu legen. Zunächst wird der Assistenten-Stapel gelockt, dann die Klausur daraufgelegt, dann auf der dazugehörigen Condition <text:span text:style-name="Absatz-Standardschriftart"><text:span text:style-name="T2">signal()</text:span></text:span> aufgerufen und dann das Lock zurückgegebe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3.2.3) Die Methoden des ProfStacks</text:p>
      <text:p text:style-name="Standard"/>
      <text:p text:style-name="Standard"><text:span text:style-name="Absatz-Standardschriftart"><text:span text:style-name="T2">public Exam ProfPull():</text:span></text:span> Lockt den Prof-Stapel, entfernt das oberste Element, gibt es zurück und gibt das Lock wieder frei. Falls der Prof-Stapel leer ist, wird zunächst <text:span text:style-name="Absatz-Standardschriftart"><text:span text:style-name="T2">distribute()</text:span></text:span> aufgerufen. Wie in <text:span text:style-name="Absatz-Standardschriftart"><text:span text:style-name="T2">assiPop()</text:span></text:span> kann es auch hier passieren, dass nach <text:span text:style-name="Absatz-Standardschriftart"><text:span text:style-name="T2">distribute()</text:span></text:span> immer noch keine Klausur vorhanden ist. Anders als in <text:span text:style-name="Absatz-Standardschriftart"><text:span text:style-name="T2">assiPop(</text:span></text:span>) warten wir hier aber nicht auf eine mittels einer Condition, sondern geben in diesem Fall einfach null zurück.</text:p>
      <text:p text:style-name="Standard"/>
      <text:p text:style-name="Standard"><text:span text:style-name="Absatz-Standardschriftart"><text:span text:style-name="T2">public void profPush(Exam exam): </text:span></text:span>Arbeitet analog zu <text:span text:style-name="Absatz-Standardschriftart"><text:span text:style-name="T2">assiPush()</text:span></text:span>, nur dass keine Condition verwendet wird.</text:p>
      <text:p text:style-name="Standard"/>
      <text:p text:style-name="Standard"/>
      <text:p text:style-name="Standard">3.2.4) Die interne Umverteilung der Klausuren</text:p>
      <text:p text:style-name="Standard"/>
      <text:p text:style-name="Standard"><text:span text:style-name="Absatz-Standardschriftart"><text:span text:style-name="T2">public void distribute():</text:span></text:span> Verteilt die Klausuren auf die internen Stapel. Zunächst nimmt die Methode sich beide Locks. Dann überprüft sie, welcher der Stapel leer ist. Sind beide leer, returnt die Methode einfach (3). Ist keiner leer, ebenfalls (4). Ist der assiStack leer, so werden mittels <text:span text:style-name="Absatz-Standardschriftart"><text:span text:style-name="T2">fillAssiStack()</text:span></text:span> Klausuren darauf gepackt. Ist der <text:span text:style-name="Absatz-Standardschriftart"><text:span text:style-name="T2">profStack</text:span></text:span> leer, so bekommt der <text:span text:style-name="Absatz-Standardschriftart"><text:span text:style-name="T2">profStack</text:span></text:span> alle Klausuren des <text:span text:style-name="Absatz-Standardschriftart"><text:span text:style-name="T2">assiStacks</text:span></text:span> bis auf <text:span text:style-name="Absatz-Standardschriftart"><text:span text:style-name="T2">BUFFER_SIZE</text:span></text:span> Klausuren. <text:span text:style-name="Absatz-Standardschriftart"><text:span text:style-name="T2">BUFFER_SIZE</text:span></text:span> ist hier eine Konstante der Datenstruktur, die bei uns den Wert 5 hat, jedoch beliebig anders gewählt werden könnte. Am Ende werden beide Locks zurückgegeben.</text:p>
      <text:p text:style-name="Standard">Generell ist der Zweck von <text:span text:style-name="Absatz-Standardschriftart"><text:span text:style-name="T2">distribute()</text:span></text:span> also, immer möglichst viele Klausuren auf den <text:span text:style-name="Absatz-Standardschriftart"><text:span text:style-name="T2">profStack</text:span></text:span> zu legen, damit der Professor sich genug Klausuren zur Umverteilung nehmen kann, ohne den Assistenten bei der Arbeit zu stören.</text:p>
      <text:p text:style-name="Standard"/>
      <text:p text:style-name="Standard"><text:span text:style-name="Absatz-Standardschriftart"><text:span text:style-name="T2">private void fillAssiStack()</text:span></text:span>: Eine lokale Hilfsmethode, die nur dazu da ist, das Auffüllen des <text:span text:style-name="Absatz-Standardschriftart"><text:span text:style-name="T2">assiStack</text:span></text:span>s auszulagern. Nimmt sich beide Locks (eigentlich nicht notwendig, aber macht das Programm gegenüber Erweiterungen sicherer), geht mit einem Iterator über den <text:span text:style-name="Absatz-Standardschriftart"><text:span text:style-name="T2">profStack</text:span></text:span> und verteilt so viele Klausuren auf den <text:span text:style-name="Absatz-Standardschriftart"><text:span text:style-name="T2">assiStack</text:span></text:span> um, wie von unserer Konstante <text:span text:style-name="Absatz-Standardschriftart"><text:span text:style-name="T2">BUFFER_SIZE</text:span></text:span> angegeben wird. Am Ende gibt sie beide Locks zurück.</text:p>
      <text:p text:style-name="Standard"/>
      <text:p text:style-name="Standard"/>
      <text:p text:style-name="P1"/>
      <text:p text:style-name="P1"/>
      <text:p text:style-name="P1"/>
      <text:p text:style-name="P1">?? Wie der Professor merkt, dass <text:s/>alle Klausuren von den Assistenten korrigiert wurden</text:p>
      <text:p text:style-name="Standard"/>
      <text:p text:style-name="Standard">Es wurden alle Klausuren korrigiert, wenn alle Assistenten auf Klausuren warten, da ein Assistent nur wartet, wenn er keine Klausur mehr von seinem rechten Stapel nehmen kann (<text:span text:style-name="Absatz-Standardschriftart"><text:span text:style-name="T2">c</text:span></text:span><text:span text:style-name="Absatz-Standardschriftart"><text:span text:style-name="T2">ondition.await <text:s/></text:span></text:span><text:s text:c="3"/></text:p>
      <text:p text:style-name="Standard">in <text:span text:style-name="Absatz-Standardschriftart"><text:span text:style-name="T2">assiPop()</text:span></text:span> im <text:span text:style-name="Absatz-Standardschriftart"><text:span text:style-name="T2">ExamStack</text:span></text:span>), und erst wieder aktiv wird, sobald wieder etwas darauf gelegt wird (<text:span text:style-name="Absatz-Standardschriftart"><text:span text:style-name="T2">condition.signal</text:span></text:span> im <text:span text:style-name="Absatz-Standardschriftart"><text:span text:style-name="T2">ExamStack</text:span></text:span>).</text:p>
      <text:p text:style-name="Standard">Um zu überprüfen, ob alle Assistenten untätig sind, wird er wie oben schon erwähnt die globale Variable <text:span text:style-name="Absatz-Standardschriftart"><text:span text:style-name="T2">waitingAssistants</text:span></text:span> auslesen. Wenn diese gleich der Gesamtzahl aller Assistenten ist, bedeutet das, dass alle <text:span text:style-name="Absatz-Standardschriftart"><text:span text:style-name="T2">condition.await</text:span></text:span> aufgerufen haben (oder als nächstes aufrufen werden, jedenfalls haben sie keine Klausur auf ihrem Stapel gefunden). Allerdings kann einer der Assistenten bereits wieder das Wait-Set der Condition verlassen haben, aber die <text:span text:style-name="Absatz-Standardschriftart"><text:span text:style-name="T2">decrement()-</text:span></text:span> <text:soft-page-break/>Methode noch nicht aufgerufen haben. Der Professor muss in seiner Endphase also überprüfen, ob nun wirklich keine Klausuren mehr da si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Die Klasse IdleAssistantsCounter</text:p>
      <text:p text:style-name="Standard"/>
      <text:p text:style-name="Standard">Der IdleAssistantsCounter ist nichts anderes ist als ein als Monitor realisierter Zähler, den die ExamStacks bei Betreten/Verlassen eines Waitsets inkrementieren (<text:span text:style-name="Absatz-Standardschriftart"><text:span text:style-name="T2">increment()</text:span></text:span>) bzw. dekrementieren (<text:span text:style-name="Absatz-Standardschriftart"><text:span text:style-name="T2">decrement()</text:span></text:span>) und der gegenseitigen Ausschluss realisiert. Es gibt an, wieviele der Assistenten zum Zeitpunkt der Abfrage keine Klausuren zur Bearbeitung haben. Der Professor überprüft permanent den Counter und gerät in die Terminierungsphase, wenn der Counter auf dem Maximalwert steht (Anzahl aller Assistent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Behobene Probleme seit dem letzten Review</text:p>
      <text:p text:style-name="Standard"/>
      <text:p text:style-name="Standard">5.1) Das nicht synchronisierte Exam</text:p>
      <text:p text:style-name="Standard"/>
      <text:p text:style-name="Standard">In der Klasse Exam waren Methoden nicht synchronisiert, die Nebenläufig von verschiedenen Threads verwendet wurden, z.B. die <text:span text:style-name="T2">correct()</text:span> Methode. Wir unterließen die synchronisierung aus der Überlegung heraus, dass unsere Datenstruktur <text:span text:style-name="T2">ExamStack </text:span><text:span text:style-name="T5">sicherstellt, dass immer nur ein Thread eine Referenz auf ein Examen hat und nie zwei gleichzeitig. In der reinen Theorie dürfte es also nicht zu Data-Races kommen. Allerdings haben wir in der XXXX Vorlesung gelernt, dass die Praxis ein wenig anders aussieht. Durch die Speicherarchitektur von Mehrkernprozessoren kann es passieren, dass ein Examen bei mehrenen Prozessoren zugleich im Speicher liegt und somit ein Thread auf einer veralteten Version operiert. Dieses lässt sich nur verhindern, indem man erzwingt, dass das Objekt im Prozessorcache mit dem Objekt im Hauptspeicher synchronisiert wird. Dazu gibt es in Java den Befehl XXXX. Eine erheblich ewinfachere und sicherere Methode stellt jedoch das Schlüsselwort synchronized dar, welches den gleichen Effekt hat [QUELLE].</text:span></text:p>
      <text:p text:style-name="Standard"><text:span text:style-name="T5">Um also das Problem der möglichen Speicherinkonsistenz, die in letzter Konsequenz auch zu Data Races führen kann, zu beheben, genügt es, sämtliche Methoden, die von verschiedenen Threads aufgerufen werden, mittels synchonized zu schützen.</text:span></text:p>
      <text:p text:style-name="Standard"/>
      <text:p text:style-name="Standard"><text:soft-page-break/>5.2) Das Busy-Wait im Professor</text:p>
      <text:p text:style-name="Standard"/>
      <text:p text:style-name="Standard">Bisher hatten wir im Professor ein verstecktes Busy-Wait. Um vom finalstack Exams zu entfernen, verwendeten wir die Methode pollFirst() der LinkedBlockingDeque. Dies ist problematisch, da diese Methode nicht blockiert. War der Stapel also leer, so ging der Professor nicht etwa ins Wait-Set, sondern arbeitete weiter und fragte immer wieder ab, ob der finalstack eine Klausur enthält. </text:p>
      <text:p text:style-name="Standard">Dies haben wir jetzt ausgebessert, indem wir pollFirst() durch takeFirst() ersetzt haben. Wenn der Stapel des Professors leer ist, wartet er solange, bis ein Assistent wieder eine Klausur bei ihm abgelegt hat.</text:p>
      <text:p text:style-name="Standard">Um die Terminierung des Programms zu gewährleisten, mussten wir jedoch weitere Änderungen vornehmen, schließlich kann es passieren, dass der Professor unendlich lange wartet, weil bereits alle Klausuren abgearbeitet wurden. </text:p>
      <text:p text:style-name="Standard">Deswegen führt der Professor im Falle eines leeren finalstacks Überprüfungen durch: zunächst schaut er einfach nach, ob es noch mindestens eine Klausur auf den Assistentenstapeln gibt. Ist dies der Fall, kann der Professor sich „beruhigt“ ins Wait-Set begeben, da irgendwann auf jeden Fall wieder eine Klausur bei ihm ankommen wird. Sind die Assistentenstapel jedoch alle leer, führt der Professor die umfangreichere <text:span text:style-name="Absatz-Standardschriftart"><text:span text:style-name="T1">Methode testforTermination()</text:span></text:span> aus (siehe 1.3) und terminiert ggf..</text:p>
      <text:p text:style-name="Standard">Dieser „zweistufige“ Ansatz soll dafür sorgen, dass die<text:span text:style-name="T2"> testForTermination()</text:span> methode möglichst selten aufgerufen wird, da sie stark sequenzialisiert und alle Assistenten anhält, während das einfache überprüfen der Stapel recht schnell geht und die Assistenten wenige behindert.</text:p>
      <text:p text:style-name="Standard"/>
      <text:p text:style-name="Standard">5.3) Die Dok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Absatz-Standardschriftar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Bluttrinker</meta:initial-creator>
    <dc:creator>Immo Stanke</dc:creator>
    <meta:creation-date>2012-07-08T16:47:00Z</meta:creation-date>
    <dc:date>2012-08-15T02:48:57.39</dc:date>
    <meta:editing-cycles>8</meta:editing-cycles>
    <meta:editing-duration>PT03H03M06S</meta:editing-duration>
    <meta:document-statistic meta:table-count="0" meta:image-count="0" meta:object-count="0" meta:page-count="9" meta:paragraph-count="69" meta:word-count="2250" meta:character-count="15751"/>
    <meta:template xlink:type="simple" xlink:actuate="onRequest" xlink:title="" xlink:href="Normal"/>
  </office:meta>
</office:document-meta>
</file>